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6.018cm"/>
    </style:style>
    <style:style style:name="co4" style:family="table-column">
      <style:table-column-properties fo:break-before="auto" style:column-width="6.844cm"/>
    </style:style>
    <style:style style:name="co5" style:family="table-column">
      <style:table-column-properties fo:break-before="auto" style:column-width="1.124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ixnorm(1,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6"/>
        <table:table-column table:style-name="co6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visibility="collapse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anking based on popularity</text:p>
          </table:table-cell>
          <table:covered-table-cell table:number-columns-repeated="2" table:style-name="ce10"/>
          <table:table-cell table:style-name="ce10"/>
          <table:table-cell table:style-name="ce4" office:value-type="string" calcext:value-type="string" table:number-columns-spanned="5" table:number-rows-spanned="1">
            <text:p>Ranking based on normalized popularity (expGeneral=1) multiplied by normalized popularity within the category (expCategory=1)</text:p>
          </table:table-cell>
          <table:covered-table-cell table:style-name="Default"/>
          <table:covered-table-cell table:number-columns-repeated="3" table:style-name="ce10"/>
          <table:table-cell table:style-name="ce10" table:number-columns-repeated="1015"/>
        </table:table-row>
        <table:table-row table:style-name="ro2">
          <table:table-cell table:style-name="ce2" office:value-type="string" calcext:value-type="string">
            <text:p>Popul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Delta</text:p>
          </table:table-cell>
          <table:table-cell table:style-name="ce7" office:value-type="string" calcext:value-type="string">
            <text:p>Score</text:p>
          </table:table-cell>
          <table:table-cell table:style-name="ce2" office:value-type="string" calcext:value-type="string">
            <text:p>Popul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table:number-columns-repeated="1014"/>
        </table:table-row>
        <table:table-row table:style-name="ro2">
          <table:table-cell office:value-type="float" office:value="10912" calcext:value-type="float">
            <text:p>10912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uf dem Lift mit «Gumpiball» Aline Danioth</text:p>
          </table:table-cell>
          <table:table-cell office:value-type="string" calcext:value-type="string">
            <text:p>bd1deb25-2ddc-43bd-b863-26a7c3b4e29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uf dem Lift mit «Gumpiball» Aline Danioth</text:p>
          </table:table-cell>
          <table:table-cell office:value-type="string" calcext:value-type="string">
            <text:p>bd1deb25-2ddc-43bd-b863-26a7c3b4e29a</text:p>
          </table:table-cell>
          <table:table-cell table:number-columns-repeated="1014"/>
        </table:table-row>
        <table:table-row table:style-name="ro2">
          <table:table-cell office:value-type="float" office:value="10176" calcext:value-type="float">
            <text:p>10176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agesschau vom 25.11.2022: Hauptausgabe</text:p>
          </table:table-cell>
          <table:table-cell office:value-type="string" calcext:value-type="string">
            <text:p>658b3c99-db7e-473b-bf17-717039cb98ac</text:p>
          </table:table-cell>
          <table:table-cell office:value-type="float" office:value="0" calcext:value-type="float">
            <text:p>0</text:p>
          </table:table-cell>
          <table:table-cell office:value-type="float" office:value="0.932551" calcext:value-type="float">
            <text:p>0.93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agesschau vom 25.11.2022: Hauptausgabe</text:p>
          </table:table-cell>
          <table:table-cell office:value-type="string" calcext:value-type="string">
            <text:p>658b3c99-db7e-473b-bf17-717039cb98ac</text:p>
          </table:table-cell>
          <table:table-cell table:number-columns-repeated="1014"/>
        </table:table-row>
        <table:table-row table:style-name="ro2">
          <table:table-cell office:value-type="float" office:value="8574" calcext:value-type="float">
            <text:p>8574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Odermatt: «In Lake Louise gibt es nicht sehr viele Helfer»</text:p>
          </table:table-cell>
          <table:table-cell office:value-type="string" calcext:value-type="string">
            <text:p>df9dcb12-461e-4a91-918e-38704eeaaaa1</text:p>
          </table:table-cell>
          <table:table-cell office:value-type="float" office:value="0" calcext:value-type="float">
            <text:p>0</text:p>
          </table:table-cell>
          <table:table-cell office:value-type="float" office:value="0.617388" calcext:value-type="float">
            <text:p>0.62</text:p>
          </table:table-cell>
          <table:table-cell office:value-type="float" office:value="8574" calcext:value-type="float">
            <text:p>8574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Odermatt: «In Lake Louise gibt es nicht sehr viele Helfer»</text:p>
          </table:table-cell>
          <table:table-cell office:value-type="string" calcext:value-type="string">
            <text:p>df9dcb12-461e-4a91-918e-38704eeaaaa1</text:p>
          </table:table-cell>
          <table:table-cell table:number-columns-repeated="1014"/>
        </table:table-row>
        <table:table-row table:style-name="ro2">
          <table:table-cell office:value-type="float" office:value="6173" calcext:value-type="float">
            <text:p>617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Odermatt: «Hat mich selber etwas überrascht»</text:p>
          </table:table-cell>
          <table:table-cell office:value-type="string" calcext:value-type="string">
            <text:p>fd74ec5b-612e-4fb8-84ef-f0eb9a1ff9f5</text:p>
          </table:table-cell>
          <table:table-cell office:value-type="float" office:value="1" calcext:value-type="float">
            <text:p>1</text:p>
          </table:table-cell>
          <table:table-cell office:value-type="float" office:value="0.515946" calcext:value-type="float">
            <text:p>0.52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Wissen &amp; Ratgeber</text:p>
          </table:table-cell>
          <table:table-cell office:value-type="string" calcext:value-type="string">
            <text:p>Wie wir Behinderte behindern</text:p>
          </table:table-cell>
          <table:table-cell office:value-type="string" calcext:value-type="string">
            <text:p>31f99f6e-d61c-46e1-b785-7d4c7ed9696b</text:p>
          </table:table-cell>
          <table:table-cell table:number-columns-repeated="1014"/>
        </table:table-row>
        <table:table-row table:style-name="ro2">
          <table:table-cell office:value-type="float" office:value="5630" calcext:value-type="float">
            <text:p>5630</text:p>
          </table:table-cell>
          <table:table-cell office:value-type="string" calcext:value-type="string">
            <text:p>Wissen &amp; Ratgeber</text:p>
          </table:table-cell>
          <table:table-cell office:value-type="string" calcext:value-type="string">
            <text:p>Wie wir Behinderte behindern</text:p>
          </table:table-cell>
          <table:table-cell office:value-type="string" calcext:value-type="string">
            <text:p>31f99f6e-d61c-46e1-b785-7d4c7ed9696b</text:p>
          </table:table-cell>
          <table:table-cell office:value-type="float" office:value="-1" calcext:value-type="float">
            <text:p>-1</text:p>
          </table:table-cell>
          <table:table-cell office:value-type="float" office:value="0.320025" calcext:value-type="float">
            <text:p>0.32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Odermatt: «Hat mich selber etwas überrascht»</text:p>
          </table:table-cell>
          <table:table-cell office:value-type="string" calcext:value-type="string">
            <text:p>fd74ec5b-612e-4fb8-84ef-f0eb9a1ff9f5</text:p>
          </table:table-cell>
          <table:table-cell table:number-columns-repeated="1014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oppelter Richarlison schiesst Brasilien mit Traumtor zum Sieg</text:p>
          </table:table-cell>
          <table:table-cell office:value-type="string" calcext:value-type="string">
            <text:p>516a880f-366f-43bb-9075-daccf1eddc1c</text:p>
          </table:table-cell>
          <table:table-cell office:value-type="float" office:value="8" calcext:value-type="float">
            <text:p>8</text:p>
          </table:table-cell>
          <table:table-cell office:value-type="float" office:value="0.286932" calcext:value-type="float">
            <text:p>0.29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Dok &amp; Reportagen</text:p>
          </table:table-cell>
          <table:table-cell office:value-type="string" calcext:value-type="string">
            <text:p>Wir, die Pflegefachkräfte von morgen (Staffel 1, Folge 1)</text:p>
          </table:table-cell>
          <table:table-cell office:value-type="string" calcext:value-type="string">
            <text:p>8bc3e03b-5088-4701-b860-f1726d9a0347</text:p>
          </table:table-cell>
          <table:table-cell table:number-columns-repeated="1014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euz: «Die Piste hat sich verbessert»</text:p>
          </table:table-cell>
          <table:table-cell office:value-type="string" calcext:value-type="string">
            <text:p>676bf364-50c6-4e39-99b9-76c43fa75539</text:p>
          </table:table-cell>
          <table:table-cell office:value-type="float" office:value="9" calcext:value-type="float">
            <text:p>9</text:p>
          </table:table-cell>
          <table:table-cell office:value-type="float" office:value="0.281342" calcext:value-type="float">
            <text:p>0.28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Unterhaltung</text:p>
          </table:table-cell>
          <table:table-cell office:value-type="string" calcext:value-type="string">
            <text:p>Abschied mit Tränen</text:p>
          </table:table-cell>
          <table:table-cell office:value-type="string" calcext:value-type="string">
            <text:p>e01df7e2-e401-4334-84c4-6a19ed807bd4</text:p>
          </table:table-cell>
          <table:table-cell table:number-columns-repeated="1014"/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10 vor 10 vom 24.11.2022</text:p>
          </table:table-cell>
          <table:table-cell office:value-type="string" calcext:value-type="string">
            <text:p>17c59931-8c51-4509-a3dd-6e67c3416b5f</text:p>
          </table:table-cell>
          <table:table-cell office:value-type="float" office:value="9" calcext:value-type="float">
            <text:p>9</text:p>
          </table:table-cell>
          <table:table-cell office:value-type="float" office:value="0.278043" calcext:value-type="float">
            <text:p>0.28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Inga Lindström – Rasmus und Johanna</text:p>
          </table:table-cell>
          <table:table-cell office:value-type="string" calcext:value-type="string">
            <text:p>8af0ae11-102e-4a2d-8ffb-18e5aaed0ed4</text:p>
          </table:table-cell>
          <table:table-cell table:number-columns-repeated="1014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agesschau vom 24.11.2022: Hauptausgabe</text:p>
          </table:table-cell>
          <table:table-cell office:value-type="string" calcext:value-type="string">
            <text:p>60aa9e97-cfb1-48bb-951b-363107cb46a0</text:p>
          </table:table-cell>
          <table:table-cell office:value-type="string" calcext:value-type="string">
            <text:p>new</text:p>
          </table:table-cell>
          <table:table-cell office:value-type="float" office:value="0.187042" calcext:value-type="float">
            <text:p>0.19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Brian alias «Carlos» – Kommt er je frei?</text:p>
          </table:table-cell>
          <table:table-cell office:value-type="string" calcext:value-type="string">
            <text:p>ec3704b5-cc9b-47cf-9781-6026c61d6471</text:p>
          </table:table-cell>
          <table:table-cell table:number-columns-repeated="1014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10 vor 10 vom 25.11.2022</text:p>
          </table:table-cell>
          <table:table-cell office:value-type="string" calcext:value-type="string">
            <text:p>8fb42def-a546-4c6a-b416-0d7d6e1bf959</text:p>
          </table:table-cell>
          <table:table-cell office:value-type="float" office:value="13" calcext:value-type="float">
            <text:p>13</text:p>
          </table:table-cell>
          <table:table-cell office:value-type="float" office:value="0.176017" calcext:value-type="float">
            <text:p>0.18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Inga Lindström – Hochzeit in Hardingsholm</text:p>
          </table:table-cell>
          <table:table-cell office:value-type="string" calcext:value-type="string">
            <text:p>123563f0-ec53-4c53-91f0-35cd19eee7ba</text:p>
          </table:table-cell>
          <table:table-cell table:number-columns-repeated="1014"/>
        </table:table-row>
        <table:table-row table:style-name="ro2">
          <table:table-cell office:value-type="float" office:value="3186" calcext:value-type="float">
            <text:p>3186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Rogentin: «Das ist bei uns normal»</text:p>
          </table:table-cell>
          <table:table-cell office:value-type="string" calcext:value-type="string">
            <text:p>44cd58cd-8b2b-4140-aea5-5c5c03412ea4</text:p>
          </table:table-cell>
          <table:table-cell office:value-type="float" office:value="-5" calcext:value-type="float">
            <text:p>-5</text:p>
          </table:table-cell>
          <table:table-cell office:value-type="float" office:value="0.174554" calcext:value-type="float">
            <text:p>0.17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oppelter Richarlison schiesst Brasilien mit Traumtor zum Sieg</text:p>
          </table:table-cell>
          <table:table-cell office:value-type="string" calcext:value-type="string">
            <text:p>516a880f-366f-43bb-9075-daccf1eddc1c</text:p>
          </table:table-cell>
          <table:table-cell table:number-columns-repeated="1014"/>
        </table:table-row>
        <table:table-row table:style-name="ro2">
          <table:table-cell office:value-type="float" office:value="3183" calcext:value-type="float">
            <text:p>318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euz und Co. reut's, den Iltis freut's</text:p>
          </table:table-cell>
          <table:table-cell office:value-type="string" calcext:value-type="string">
            <text:p>a745ab17-f042-4db1-b340-f7a717078124</text:p>
          </table:table-cell>
          <table:table-cell office:value-type="float" office:value="-5" calcext:value-type="float">
            <text:p>-5</text:p>
          </table:table-cell>
          <table:table-cell office:value-type="float" office:value="0.168407" calcext:value-type="float">
            <text:p>0.17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euz: «Die Piste hat sich verbessert»</text:p>
          </table:table-cell>
          <table:table-cell office:value-type="string" calcext:value-type="string">
            <text:p>676bf364-50c6-4e39-99b9-76c43fa75539</text:p>
          </table:table-cell>
          <table:table-cell table:number-columns-repeated="1014"/>
        </table:table-row>
        <table:table-row table:style-name="ro2">
          <table:table-cell office:value-type="float" office:value="3148" calcext:value-type="float">
            <text:p>3148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ykora Gisler Spezial mit Arno Del Curto, Trainerlegende</text:p>
          </table:table-cell>
          <table:table-cell office:value-type="string" calcext:value-type="string">
            <text:p>cabcf83d-ea76-4c54-88db-eaed83d33ada</text:p>
          </table:table-cell>
          <table:table-cell office:value-type="string" calcext:value-type="string">
            <text:p>new</text:p>
          </table:table-cell>
          <table:table-cell office:value-type="float" office:value="0.15625" calcext:value-type="float">
            <text:p>0.16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Männer ausgeschlossen, Millionen für die Papst-Garde, Transfrau im Männergefängnis</text:p>
          </table:table-cell>
          <table:table-cell office:value-type="string" calcext:value-type="string">
            <text:p>d20389af-8ee3-43a7-be9b-fd95ba74fb38</text:p>
          </table:table-cell>
          <table:table-cell table:number-columns-repeated="1014"/>
        </table:table-row>
        <table:table-row table:style-name="ro2">
          <table:table-cell office:value-type="float" office:value="3131" calcext:value-type="float">
            <text:p>3131</text:p>
          </table:table-cell>
          <table:table-cell office:value-type="string" calcext:value-type="string">
            <text:p>Dok &amp; Reportagen</text:p>
          </table:table-cell>
          <table:table-cell office:value-type="string" calcext:value-type="string">
            <text:p>Wir, die Pflegefachkräfte von morgen (Staffel 1, Folge 1)</text:p>
          </table:table-cell>
          <table:table-cell office:value-type="string" calcext:value-type="string">
            <text:p>8bc3e03b-5088-4701-b860-f1726d9a0347</text:p>
          </table:table-cell>
          <table:table-cell office:value-type="string" calcext:value-type="string">
            <text:p>new</text:p>
          </table:table-cell>
          <table:table-cell office:value-type="float" office:value="0.152676" calcext:value-type="float">
            <text:p>0.15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Reform der 2. Säule</text:p>
          </table:table-cell>
          <table:table-cell office:value-type="string" calcext:value-type="string">
            <text:p>9e8802ad-029e-4ce9-889a-ac3c9237a964</text:p>
          </table:table-cell>
          <table:table-cell table:number-columns-repeated="1014"/>
        </table:table-row>
        <table:table-row table:style-name="ro2">
          <table:table-cell office:value-type="float" office:value="3117" calcext:value-type="float">
            <text:p>3117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chweizer Curler drehen gegen Schweden auf und stehen im Final</text:p>
          </table:table-cell>
          <table:table-cell office:value-type="string" calcext:value-type="string">
            <text:p>ac653c9a-03e1-4223-bf8d-511533f26df4</text:p>
          </table:table-cell>
          <table:table-cell office:value-type="float" office:value="-7" calcext:value-type="float">
            <text:p>-7</text:p>
          </table:table-cell>
          <table:table-cell office:value-type="float" office:value="0.144596" calcext:value-type="float">
            <text:p>0.14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10 vor 10 vom 24.11.2022</text:p>
          </table:table-cell>
          <table:table-cell office:value-type="string" calcext:value-type="string">
            <text:p>17c59931-8c51-4509-a3dd-6e67c3416b5f</text:p>
          </table:table-cell>
          <table:table-cell table:number-columns-repeated="1014"/>
        </table:table-row>
        <table:table-row table:style-name="ro2">
          <table:table-cell office:value-type="float" office:value="3070" calcext:value-type="float">
            <text:p>3070</text:p>
          </table:table-cell>
          <table:table-cell office:value-type="string" calcext:value-type="string">
            <text:p>Unterhaltung</text:p>
          </table:table-cell>
          <table:table-cell office:value-type="string" calcext:value-type="string">
            <text:p>Abschied mit Tränen</text:p>
          </table:table-cell>
          <table:table-cell office:value-type="string" calcext:value-type="string">
            <text:p>e01df7e2-e401-4334-84c4-6a19ed807bd4</text:p>
          </table:table-cell>
          <table:table-cell office:value-type="string" calcext:value-type="string">
            <text:p>new</text:p>
          </table:table-cell>
          <table:table-cell office:value-type="float" office:value="0.140643" calcext:value-type="float">
            <text:p>0.14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Oksana Mirinenko findet nur langsam zurück ins Leben</text:p>
          </table:table-cell>
          <table:table-cell office:value-type="string" calcext:value-type="string">
            <text:p>3851ea9f-83de-40e7-8096-459ded72f1e9</text:p>
          </table:table-cell>
          <table:table-cell table:number-columns-repeated="1014"/>
        </table:table-row>
        <table:table-row table:style-name="ro2">
          <table:table-cell office:value-type="float" office:value="3034" calcext:value-type="float">
            <text:p>303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Inga Lindström – Rasmus und Johanna</text:p>
          </table:table-cell>
          <table:table-cell office:value-type="string" calcext:value-type="string">
            <text:p>8af0ae11-102e-4a2d-8ffb-18e5aaed0ed4</text:p>
          </table:table-cell>
          <table:table-cell office:value-type="string" calcext:value-type="string">
            <text:p>new</text:p>
          </table:table-cell>
          <table:table-cell office:value-type="float" office:value="0.13618" calcext:value-type="float">
            <text:p>0.14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Kultur</text:p>
          </table:table-cell>
          <table:table-cell office:value-type="string" calcext:value-type="string">
            <text:p>Black Friday: Kaufrausch vs. Konsumverzicht</text:p>
          </table:table-cell>
          <table:table-cell office:value-type="string" calcext:value-type="string">
            <text:p>86d70fa2-7951-4b34-a164-2bbff7d15edb</text:p>
          </table:table-cell>
          <table:table-cell table:number-columns-repeated="1014"/>
        </table:table-row>
        <table:table-row table:style-name="ro2">
          <table:table-cell office:value-type="float" office:value="2932" calcext:value-type="float">
            <text:p>2932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agesschau vom 25.11.2022: Mittagsausgabe</text:p>
          </table:table-cell>
          <table:table-cell office:value-type="string" calcext:value-type="string">
            <text:p>30996a15-f74c-41d1-b3aa-7859abfc4334</text:p>
          </table:table-cell>
          <table:table-cell office:value-type="float" office:value="-9" calcext:value-type="float">
            <text:p>-9</text:p>
          </table:table-cell>
          <table:table-cell office:value-type="float" office:value="0.133418" calcext:value-type="float">
            <text:p>0.13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agesschau vom 24.11.2022: Hauptausgabe</text:p>
          </table:table-cell>
          <table:table-cell office:value-type="string" calcext:value-type="string">
            <text:p>60aa9e97-cfb1-48bb-951b-363107cb46a0</text:p>
          </table:table-cell>
          <table:table-cell table:number-columns-repeated="1014"/>
        </table:table-row>
        <table:table-row table:style-name="ro2">
          <table:table-cell office:value-type="float" office:value="2828" calcext:value-type="float">
            <text:p>2828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chweizerinnen kämpfen um EM-Gold</text:p>
          </table:table-cell>
          <table:table-cell office:value-type="string" calcext:value-type="string">
            <text:p>fe0c0275-dbc6-4d3d-8441-9ebedf52df7c</text:p>
          </table:table-cell>
          <table:table-cell office:value-type="string" calcext:value-type="string">
            <text:p>new</text:p>
          </table:table-cell>
          <table:table-cell office:value-type="float" office:value="0.127044" calcext:value-type="float">
            <text:p>0.13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Unterhaltung</text:p>
          </table:table-cell>
          <table:table-cell office:value-type="string" calcext:value-type="string">
            <text:p>Darum sind die Lieder von Mani Matter zeitlos | Making-of | Neu aufgelegt: Mani Matter 2022</text:p>
          </table:table-cell>
          <table:table-cell office:value-type="string" calcext:value-type="string">
            <text:p>dfb3389b-52a9-4467-92a3-87e471f7e68e</text:p>
          </table:table-cell>
          <table:table-cell table:number-columns-repeated="1014"/>
        </table:table-row>
        <table:table-row table:style-name="ro2">
          <table:table-cell office:value-type="float" office:value="2794" calcext:value-type="float">
            <text:p>2794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Waldner: «Keine Chance, heute an ein Rennen zu denken»</text:p>
          </table:table-cell>
          <table:table-cell office:value-type="string" calcext:value-type="string">
            <text:p>77be5e15-33d8-44f1-a7e8-e13b1e3c8e05</text:p>
          </table:table-cell>
          <table:table-cell office:value-type="string" calcext:value-type="string">
            <text:p>new</text:p>
          </table:table-cell>
          <table:table-cell office:value-type="float" office:value="0.115673" calcext:value-type="float">
            <text:p>0.1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Rentenstreit reloaded: Jetzt geht es um die zweite Säule</text:p>
          </table:table-cell>
          <table:table-cell office:value-type="string" calcext:value-type="string">
            <text:p>5f40dc56-253f-4a30-9872-996edf9b6088</text:p>
          </table:table-cell>
          <table:table-cell table:number-columns-repeated="1014"/>
        </table:table-row>
        <table:table-row table:style-name="ro2">
          <table:table-cell office:value-type="float" office:value="2720" calcext:value-type="float">
            <text:p>272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Eriksson misslingt der letzte Stein im 7. End komplett</text:p>
          </table:table-cell>
          <table:table-cell office:value-type="string" calcext:value-type="string">
            <text:p>0c3a015d-3dd7-4d69-9488-3462d7c84a38</text:p>
          </table:table-cell>
          <table:table-cell office:value-type="float" office:value="-11" calcext:value-type="float">
            <text:p>-11</text:p>
          </table:table-cell>
          <table:table-cell office:value-type="float" office:value="0.113367" calcext:value-type="float">
            <text:p>0.11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10 vor 10 vom 25.11.2022</text:p>
          </table:table-cell>
          <table:table-cell office:value-type="string" calcext:value-type="string">
            <text:p>8fb42def-a546-4c6a-b416-0d7d6e1bf959</text:p>
          </table:table-cell>
          <table:table-cell table:number-columns-repeated="1014"/>
        </table:table-row>
        <table:table-row table:style-name="ro2">
          <table:table-cell office:value-type="float" office:value="2594" calcext:value-type="float">
            <text:p>2594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bendausgabe</text:p>
          </table:table-cell>
          <table:table-cell office:value-type="string" calcext:value-type="string">
            <text:p>7d7d9e17-6f86-448a-b6c4-c5fed3fcb1cd</text:p>
          </table:table-cell>
          <table:table-cell office:value-type="string" calcext:value-type="string">
            <text:p>new</text:p>
          </table:table-cell>
          <table:table-cell office:value-type="float" office:value="0.109138" calcext:value-type="float">
            <text:p>0.1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Dok &amp; Reportagen</text:p>
          </table:table-cell>
          <table:table-cell office:value-type="string" calcext:value-type="string">
            <text:p>Katar – Perlen im Sand</text:p>
          </table:table-cell>
          <table:table-cell office:value-type="string" calcext:value-type="string">
            <text:p>c00cafb8-8a9b-47cb-9053-c294bd2815cb</text:p>
          </table:table-cell>
          <table:table-cell table:number-columns-repeated="1014"/>
        </table:table-row>
        <table:table-row table:style-name="ro2">
          <table:table-cell office:value-type="float" office:value="2414" calcext:value-type="float">
            <text:p>241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Inga Lindström – Hochzeit in Hardingsholm</text:p>
          </table:table-cell>
          <table:table-cell office:value-type="string" calcext:value-type="string">
            <text:p>123563f0-ec53-4c53-91f0-35cd19eee7ba</text:p>
          </table:table-cell>
          <table:table-cell office:value-type="string" calcext:value-type="string">
            <text:p>new</text:p>
          </table:table-cell>
          <table:table-cell office:value-type="float" office:value="0.101998" calcext:value-type="float">
            <text:p>0.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Serien</text:p>
          </table:table-cell>
          <table:table-cell office:value-type="string" calcext:value-type="string">
            <text:p>Vertrauen (Staffel 15, Folge 27)</text:p>
          </table:table-cell>
          <table:table-cell office:value-type="string" calcext:value-type="string">
            <text:p>1b981517-5a19-4fdc-9d68-6f010eef2ff1</text:p>
          </table:table-cell>
          <table:table-cell table:number-columns-repeated="1014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Schweiz aktuell vom 25.11.2022</text:p>
          </table:table-cell>
          <table:table-cell office:value-type="string" calcext:value-type="string">
            <text:p>4b8f4722-5720-40c1-bd3b-717d8c67439b</text:p>
          </table:table-cell>
          <table:table-cell office:value-type="string" calcext:value-type="string">
            <text:p>new</text:p>
          </table:table-cell>
          <table:table-cell office:value-type="float" office:value="0.10041" calcext:value-type="float">
            <text:p>0.10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Kultur</text:p>
          </table:table-cell>
          <table:table-cell office:value-type="string" calcext:value-type="string">
            <text:p>Mythos Matter</text:p>
          </table:table-cell>
          <table:table-cell office:value-type="string" calcext:value-type="string">
            <text:p>6702d57e-2f65-424d-8a0a-176a65b5e1f0</text:p>
          </table:table-cell>
          <table:table-cell table:number-columns-repeated="101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xnorm(1,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6"/>
        <table:table-column table:style-name="co6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visibility="collapse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anking based on popularity</text:p>
          </table:table-cell>
          <table:covered-table-cell table:number-columns-repeated="2" table:style-name="ce10"/>
          <table:table-cell table:style-name="ce10"/>
          <table:table-cell table:style-name="ce4" office:value-type="string" calcext:value-type="string" table:number-columns-spanned="5" table:number-rows-spanned="1">
            <text:p>Ranking based on normalized popularity (expGeneral=1) multiplied by normalized popularity within the category (expCategory=2)</text:p>
          </table:table-cell>
          <table:covered-table-cell table:style-name="Default"/>
          <table:covered-table-cell table:number-columns-repeated="3" table:style-name="ce10"/>
          <table:table-cell table:style-name="ce10" table:number-columns-repeated="1015"/>
        </table:table-row>
        <table:table-row table:style-name="ro2">
          <table:table-cell table:style-name="ce2" office:value-type="string" calcext:value-type="string">
            <text:p>Popul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Delta</text:p>
          </table:table-cell>
          <table:table-cell table:style-name="ce7" office:value-type="string" calcext:value-type="string">
            <text:p>Score</text:p>
          </table:table-cell>
          <table:table-cell table:style-name="ce2" office:value-type="string" calcext:value-type="string">
            <text:p>Popul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table:number-columns-repeated="1014"/>
        </table:table-row>
        <table:table-row table:style-name="ro2">
          <table:table-cell office:value-type="float" office:value="10912" calcext:value-type="float">
            <text:p>10912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uf dem Lift mit «Gumpiball» Aline Danioth</text:p>
          </table:table-cell>
          <table:table-cell office:value-type="string" calcext:value-type="string">
            <text:p>bd1deb25-2ddc-43bd-b863-26a7c3b4e29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uf dem Lift mit «Gumpiball» Aline Danioth</text:p>
          </table:table-cell>
          <table:table-cell office:value-type="string" calcext:value-type="string">
            <text:p>bd1deb25-2ddc-43bd-b863-26a7c3b4e29a</text:p>
          </table:table-cell>
          <table:table-cell table:number-columns-repeated="1014"/>
        </table:table-row>
        <table:table-row table:style-name="ro2">
          <table:table-cell office:value-type="float" office:value="10176" calcext:value-type="float">
            <text:p>10176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agesschau vom 25.11.2022: Hauptausgabe</text:p>
          </table:table-cell>
          <table:table-cell office:value-type="string" calcext:value-type="string">
            <text:p>658b3c99-db7e-473b-bf17-717039cb98ac</text:p>
          </table:table-cell>
          <table:table-cell office:value-type="float" office:value="0" calcext:value-type="float">
            <text:p>0</text:p>
          </table:table-cell>
          <table:table-cell office:value-type="float" office:value="0.932551" calcext:value-type="float">
            <text:p>0.93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agesschau vom 25.11.2022: Hauptausgabe</text:p>
          </table:table-cell>
          <table:table-cell office:value-type="string" calcext:value-type="string">
            <text:p>658b3c99-db7e-473b-bf17-717039cb98ac</text:p>
          </table:table-cell>
          <table:table-cell table:number-columns-repeated="1014"/>
        </table:table-row>
        <table:table-row table:style-name="ro2">
          <table:table-cell office:value-type="float" office:value="8574" calcext:value-type="float">
            <text:p>8574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Odermatt: «In Lake Louise gibt es nicht sehr viele Helfer»</text:p>
          </table:table-cell>
          <table:table-cell office:value-type="string" calcext:value-type="string">
            <text:p>df9dcb12-461e-4a91-918e-38704eeaaaa1</text:p>
          </table:table-cell>
          <table:table-cell office:value-type="float" office:value="2" calcext:value-type="float">
            <text:p>2</text:p>
          </table:table-cell>
          <table:table-cell office:value-type="float" office:value="0.515946" calcext:value-type="float">
            <text:p>0.52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Wissen &amp; Ratgeber</text:p>
          </table:table-cell>
          <table:table-cell office:value-type="string" calcext:value-type="string">
            <text:p>Wie wir Behinderte behindern</text:p>
          </table:table-cell>
          <table:table-cell office:value-type="string" calcext:value-type="string">
            <text:p>31f99f6e-d61c-46e1-b785-7d4c7ed9696b</text:p>
          </table:table-cell>
          <table:table-cell table:number-columns-repeated="1014"/>
        </table:table-row>
        <table:table-row table:style-name="ro2">
          <table:table-cell office:value-type="float" office:value="6173" calcext:value-type="float">
            <text:p>617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Odermatt: «Hat mich selber etwas überrascht»</text:p>
          </table:table-cell>
          <table:table-cell office:value-type="string" calcext:value-type="string">
            <text:p>fd74ec5b-612e-4fb8-84ef-f0eb9a1ff9f5</text:p>
          </table:table-cell>
          <table:table-cell office:value-type="float" office:value="-1" calcext:value-type="float">
            <text:p>-1</text:p>
          </table:table-cell>
          <table:table-cell office:value-type="float" office:value="0.485107" calcext:value-type="float">
            <text:p>0.49</text:p>
          </table:table-cell>
          <table:table-cell office:value-type="float" office:value="8574" calcext:value-type="float">
            <text:p>8574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Odermatt: «In Lake Louise gibt es nicht sehr viele Helfer»</text:p>
          </table:table-cell>
          <table:table-cell office:value-type="string" calcext:value-type="string">
            <text:p>df9dcb12-461e-4a91-918e-38704eeaaaa1</text:p>
          </table:table-cell>
          <table:table-cell table:number-columns-repeated="1014"/>
        </table:table-row>
        <table:table-row table:style-name="ro2">
          <table:table-cell office:value-type="float" office:value="5630" calcext:value-type="float">
            <text:p>5630</text:p>
          </table:table-cell>
          <table:table-cell office:value-type="string" calcext:value-type="string">
            <text:p>Wissen &amp; Ratgeber</text:p>
          </table:table-cell>
          <table:table-cell office:value-type="string" calcext:value-type="string">
            <text:p>Wie wir Behinderte behindern</text:p>
          </table:table-cell>
          <table:table-cell office:value-type="string" calcext:value-type="string">
            <text:p>31f99f6e-d61c-46e1-b785-7d4c7ed9696b</text:p>
          </table:table-cell>
          <table:table-cell office:value-type="float" office:value="9" calcext:value-type="float">
            <text:p>9</text:p>
          </table:table-cell>
          <table:table-cell office:value-type="float" office:value="0.286932" calcext:value-type="float">
            <text:p>0.29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Dok &amp; Reportagen</text:p>
          </table:table-cell>
          <table:table-cell office:value-type="string" calcext:value-type="string">
            <text:p>Wir, die Pflegefachkräfte von morgen (Staffel 1, Folge 1)</text:p>
          </table:table-cell>
          <table:table-cell office:value-type="string" calcext:value-type="string">
            <text:p>8bc3e03b-5088-4701-b860-f1726d9a0347</text:p>
          </table:table-cell>
          <table:table-cell table:number-columns-repeated="1014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oppelter Richarlison schiesst Brasilien mit Traumtor zum Sieg</text:p>
          </table:table-cell>
          <table:table-cell office:value-type="string" calcext:value-type="string">
            <text:p>516a880f-366f-43bb-9075-daccf1eddc1c</text:p>
          </table:table-cell>
          <table:table-cell office:value-type="float" office:value="10" calcext:value-type="float">
            <text:p>10</text:p>
          </table:table-cell>
          <table:table-cell office:value-type="float" office:value="0.281342" calcext:value-type="float">
            <text:p>0.28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Unterhaltung</text:p>
          </table:table-cell>
          <table:table-cell office:value-type="string" calcext:value-type="string">
            <text:p>Abschied mit Tränen</text:p>
          </table:table-cell>
          <table:table-cell office:value-type="string" calcext:value-type="string">
            <text:p>e01df7e2-e401-4334-84c4-6a19ed807bd4</text:p>
          </table:table-cell>
          <table:table-cell table:number-columns-repeated="1014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euz: «Die Piste hat sich verbessert»</text:p>
          </table:table-cell>
          <table:table-cell office:value-type="string" calcext:value-type="string">
            <text:p>676bf364-50c6-4e39-99b9-76c43fa75539</text:p>
          </table:table-cell>
          <table:table-cell office:value-type="float" office:value="10" calcext:value-type="float">
            <text:p>10</text:p>
          </table:table-cell>
          <table:table-cell office:value-type="float" office:value="0.278043" calcext:value-type="float">
            <text:p>0.28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Inga Lindström – Rasmus und Johanna</text:p>
          </table:table-cell>
          <table:table-cell office:value-type="string" calcext:value-type="string">
            <text:p>8af0ae11-102e-4a2d-8ffb-18e5aaed0ed4</text:p>
          </table:table-cell>
          <table:table-cell table:number-columns-repeated="1014"/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10 vor 10 vom 24.11.2022</text:p>
          </table:table-cell>
          <table:table-cell office:value-type="string" calcext:value-type="string">
            <text:p>17c59931-8c51-4509-a3dd-6e67c3416b5f</text:p>
          </table:table-cell>
          <table:table-cell office:value-type="string" calcext:value-type="string">
            <text:p>new</text:p>
          </table:table-cell>
          <table:table-cell office:value-type="float" office:value="0.187042" calcext:value-type="float">
            <text:p>0.19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Brian alias «Carlos» – Kommt er je frei?</text:p>
          </table:table-cell>
          <table:table-cell office:value-type="string" calcext:value-type="string">
            <text:p>ec3704b5-cc9b-47cf-9781-6026c61d6471</text:p>
          </table:table-cell>
          <table:table-cell table:number-columns-repeated="1014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agesschau vom 24.11.2022: Hauptausgabe</text:p>
          </table:table-cell>
          <table:table-cell office:value-type="string" calcext:value-type="string">
            <text:p>60aa9e97-cfb1-48bb-951b-363107cb46a0</text:p>
          </table:table-cell>
          <table:table-cell office:value-type="float" office:value="-5" calcext:value-type="float">
            <text:p>-5</text:p>
          </table:table-cell>
          <table:table-cell office:value-type="float" office:value="0.181041" calcext:value-type="float">
            <text:p>0.18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Odermatt: «Hat mich selber etwas überrascht»</text:p>
          </table:table-cell>
          <table:table-cell office:value-type="string" calcext:value-type="string">
            <text:p>fd74ec5b-612e-4fb8-84ef-f0eb9a1ff9f5</text:p>
          </table:table-cell>
          <table:table-cell table:number-columns-repeated="1014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10 vor 10 vom 25.11.2022</text:p>
          </table:table-cell>
          <table:table-cell office:value-type="string" calcext:value-type="string">
            <text:p>8fb42def-a546-4c6a-b416-0d7d6e1bf959</text:p>
          </table:table-cell>
          <table:table-cell office:value-type="string" calcext:value-type="string">
            <text:p>new</text:p>
          </table:table-cell>
          <table:table-cell office:value-type="float" office:value="0.15625" calcext:value-type="float">
            <text:p>0.16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Männer ausgeschlossen, Millionen für die Papst-Garde, Transfrau im Männergefängnis</text:p>
          </table:table-cell>
          <table:table-cell office:value-type="string" calcext:value-type="string">
            <text:p>d20389af-8ee3-43a7-be9b-fd95ba74fb38</text:p>
          </table:table-cell>
          <table:table-cell table:number-columns-repeated="1014"/>
        </table:table-row>
        <table:table-row table:style-name="ro2">
          <table:table-cell office:value-type="float" office:value="3186" calcext:value-type="float">
            <text:p>3186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Rogentin: «Das ist bei uns normal»</text:p>
          </table:table-cell>
          <table:table-cell office:value-type="string" calcext:value-type="string">
            <text:p>44cd58cd-8b2b-4140-aea5-5c5c03412ea4</text:p>
          </table:table-cell>
          <table:table-cell office:value-type="string" calcext:value-type="string">
            <text:p>new</text:p>
          </table:table-cell>
          <table:table-cell office:value-type="float" office:value="0.152676" calcext:value-type="float">
            <text:p>0.15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Reform der 2. Säule</text:p>
          </table:table-cell>
          <table:table-cell office:value-type="string" calcext:value-type="string">
            <text:p>9e8802ad-029e-4ce9-889a-ac3c9237a964</text:p>
          </table:table-cell>
          <table:table-cell table:number-columns-repeated="1014"/>
        </table:table-row>
        <table:table-row table:style-name="ro2">
          <table:table-cell office:value-type="float" office:value="3183" calcext:value-type="float">
            <text:p>318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euz und Co. reut's, den Iltis freut's</text:p>
          </table:table-cell>
          <table:table-cell office:value-type="string" calcext:value-type="string">
            <text:p>a745ab17-f042-4db1-b340-f7a717078124</text:p>
          </table:table-cell>
          <table:table-cell office:value-type="float" office:value="11" calcext:value-type="float">
            <text:p>11</text:p>
          </table:table-cell>
          <table:table-cell office:value-type="float" office:value="0.140048" calcext:value-type="float">
            <text:p>0.14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Inga Lindström – Hochzeit in Hardingsholm</text:p>
          </table:table-cell>
          <table:table-cell office:value-type="string" calcext:value-type="string">
            <text:p>123563f0-ec53-4c53-91f0-35cd19eee7ba</text:p>
          </table:table-cell>
          <table:table-cell table:number-columns-repeated="1014"/>
        </table:table-row>
        <table:table-row table:style-name="ro2">
          <table:table-cell office:value-type="float" office:value="3148" calcext:value-type="float">
            <text:p>3148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ykora Gisler Spezial mit Arno Del Curto, Trainerlegende</text:p>
          </table:table-cell>
          <table:table-cell office:value-type="string" calcext:value-type="string">
            <text:p>cabcf83d-ea76-4c54-88db-eaed83d33ada</text:p>
          </table:table-cell>
          <table:table-cell office:value-type="string" calcext:value-type="string">
            <text:p>new</text:p>
          </table:table-cell>
          <table:table-cell office:value-type="float" office:value="0.13618" calcext:value-type="float">
            <text:p>0.14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Kultur</text:p>
          </table:table-cell>
          <table:table-cell office:value-type="string" calcext:value-type="string">
            <text:p>Black Friday: Kaufrausch vs. Konsumverzicht</text:p>
          </table:table-cell>
          <table:table-cell office:value-type="string" calcext:value-type="string">
            <text:p>86d70fa2-7951-4b34-a164-2bbff7d15edb</text:p>
          </table:table-cell>
          <table:table-cell table:number-columns-repeated="1014"/>
        </table:table-row>
        <table:table-row table:style-name="ro2">
          <table:table-cell office:value-type="float" office:value="3131" calcext:value-type="float">
            <text:p>3131</text:p>
          </table:table-cell>
          <table:table-cell office:value-type="string" calcext:value-type="string">
            <text:p>Dok &amp; Reportagen</text:p>
          </table:table-cell>
          <table:table-cell office:value-type="string" calcext:value-type="string">
            <text:p>Wir, die Pflegefachkräfte von morgen (Staffel 1, Folge 1)</text:p>
          </table:table-cell>
          <table:table-cell office:value-type="string" calcext:value-type="string">
            <text:p>8bc3e03b-5088-4701-b860-f1726d9a0347</text:p>
          </table:table-cell>
          <table:table-cell office:value-type="string" calcext:value-type="string">
            <text:p>new</text:p>
          </table:table-cell>
          <table:table-cell office:value-type="float" office:value="0.134987" calcext:value-type="float">
            <text:p>0.13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Oksana Mirinenko findet nur langsam zurück ins Leben</text:p>
          </table:table-cell>
          <table:table-cell office:value-type="string" calcext:value-type="string">
            <text:p>3851ea9f-83de-40e7-8096-459ded72f1e9</text:p>
          </table:table-cell>
          <table:table-cell table:number-columns-repeated="1014"/>
        </table:table-row>
        <table:table-row table:style-name="ro2">
          <table:table-cell office:value-type="float" office:value="3117" calcext:value-type="float">
            <text:p>3117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chweizer Curler drehen gegen Schweden auf und stehen im Final</text:p>
          </table:table-cell>
          <table:table-cell office:value-type="string" calcext:value-type="string">
            <text:p>ac653c9a-03e1-4223-bf8d-511533f26df4</text:p>
          </table:table-cell>
          <table:table-cell office:value-type="string" calcext:value-type="string">
            <text:p>new</text:p>
          </table:table-cell>
          <table:table-cell office:value-type="float" office:value="0.101998" calcext:value-type="float">
            <text:p>0.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Serien</text:p>
          </table:table-cell>
          <table:table-cell office:value-type="string" calcext:value-type="string">
            <text:p>Vertrauen (Staffel 15, Folge 27)</text:p>
          </table:table-cell>
          <table:table-cell office:value-type="string" calcext:value-type="string">
            <text:p>1b981517-5a19-4fdc-9d68-6f010eef2ff1</text:p>
          </table:table-cell>
          <table:table-cell table:number-columns-repeated="1014"/>
        </table:table-row>
        <table:table-row table:style-name="ro2">
          <table:table-cell office:value-type="float" office:value="3070" calcext:value-type="float">
            <text:p>3070</text:p>
          </table:table-cell>
          <table:table-cell office:value-type="string" calcext:value-type="string">
            <text:p>Unterhaltung</text:p>
          </table:table-cell>
          <table:table-cell office:value-type="string" calcext:value-type="string">
            <text:p>Abschied mit Tränen</text:p>
          </table:table-cell>
          <table:table-cell office:value-type="string" calcext:value-type="string">
            <text:p>e01df7e2-e401-4334-84c4-6a19ed807bd4</text:p>
          </table:table-cell>
          <table:table-cell office:value-type="string" calcext:value-type="string">
            <text:p>new</text:p>
          </table:table-cell>
          <table:table-cell office:value-type="float" office:value="0.099526" calcext:value-type="float">
            <text:p>0.10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Rentenstreit reloaded: Jetzt geht es um die zweite Säule</text:p>
          </table:table-cell>
          <table:table-cell office:value-type="string" calcext:value-type="string">
            <text:p>5f40dc56-253f-4a30-9872-996edf9b6088</text:p>
          </table:table-cell>
          <table:table-cell table:number-columns-repeated="1014"/>
        </table:table-row>
        <table:table-row table:style-name="ro2">
          <table:table-cell office:value-type="float" office:value="3034" calcext:value-type="float">
            <text:p>303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Inga Lindström – Rasmus und Johanna</text:p>
          </table:table-cell>
          <table:table-cell office:value-type="string" calcext:value-type="string">
            <text:p>8af0ae11-102e-4a2d-8ffb-18e5aaed0ed4</text:p>
          </table:table-cell>
          <table:table-cell office:value-type="string" calcext:value-type="string">
            <text:p>new</text:p>
          </table:table-cell>
          <table:table-cell office:value-type="float" office:value="0.086694" calcext:value-type="float">
            <text:p>0.09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Neuer TikTok-Star?: Sascha Ruefer geht mit WM-Kommentar viral</text:p>
          </table:table-cell>
          <table:table-cell office:value-type="string" calcext:value-type="string">
            <text:p>529bf8ab-7955-477d-bee3-5b9d9e752dd0</text:p>
          </table:table-cell>
          <table:table-cell table:number-columns-repeated="1014"/>
        </table:table-row>
        <table:table-row table:style-name="ro2">
          <table:table-cell office:value-type="float" office:value="2932" calcext:value-type="float">
            <text:p>2932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agesschau vom 25.11.2022: Mittagsausgabe</text:p>
          </table:table-cell>
          <table:table-cell office:value-type="string" calcext:value-type="string">
            <text:p>30996a15-f74c-41d1-b3aa-7859abfc4334</text:p>
          </table:table-cell>
          <table:table-cell office:value-type="string" calcext:value-type="string">
            <text:p>new</text:p>
          </table:table-cell>
          <table:table-cell office:value-type="float" office:value="0.08622" calcext:value-type="float">
            <text:p>0.09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Kultur</text:p>
          </table:table-cell>
          <table:table-cell office:value-type="string" calcext:value-type="string">
            <text:p>Mythos Matter</text:p>
          </table:table-cell>
          <table:table-cell office:value-type="string" calcext:value-type="string">
            <text:p>6702d57e-2f65-424d-8a0a-176a65b5e1f0</text:p>
          </table:table-cell>
          <table:table-cell table:number-columns-repeated="1014"/>
        </table:table-row>
        <table:table-row table:style-name="ro2">
          <table:table-cell office:value-type="float" office:value="2828" calcext:value-type="float">
            <text:p>2828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chweizerinnen kämpfen um EM-Gold</text:p>
          </table:table-cell>
          <table:table-cell office:value-type="string" calcext:value-type="string">
            <text:p>fe0c0275-dbc6-4d3d-8441-9ebedf52df7c</text:p>
          </table:table-cell>
          <table:table-cell office:value-type="string" calcext:value-type="string">
            <text:p>new</text:p>
          </table:table-cell>
          <table:table-cell office:value-type="float" office:value="0.085372" calcext:value-type="float">
            <text:p>0.09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Unterhaltung</text:p>
          </table:table-cell>
          <table:table-cell office:value-type="string" calcext:value-type="string">
            <text:p>Darum sind die Lieder von Mani Matter zeitlos | Making-of | Neu aufgelegt: Mani Matter 2022</text:p>
          </table:table-cell>
          <table:table-cell office:value-type="string" calcext:value-type="string">
            <text:p>dfb3389b-52a9-4467-92a3-87e471f7e68e</text:p>
          </table:table-cell>
          <table:table-cell table:number-columns-repeated="1014"/>
        </table:table-row>
        <table:table-row table:style-name="ro2">
          <table:table-cell office:value-type="float" office:value="2794" calcext:value-type="float">
            <text:p>2794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Waldner: «Keine Chance, heute an ein Rennen zu denken»</text:p>
          </table:table-cell>
          <table:table-cell office:value-type="string" calcext:value-type="string">
            <text:p>77be5e15-33d8-44f1-a7e8-e13b1e3c8e05</text:p>
          </table:table-cell>
          <table:table-cell office:value-type="float" office:value="-14" calcext:value-type="float">
            <text:p>-14</text:p>
          </table:table-cell>
          <table:table-cell office:value-type="float" office:value="0.072928" calcext:value-type="float">
            <text:p>0.07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oppelter Richarlison schiesst Brasilien mit Traumtor zum Sieg</text:p>
          </table:table-cell>
          <table:table-cell office:value-type="string" calcext:value-type="string">
            <text:p>516a880f-366f-43bb-9075-daccf1eddc1c</text:p>
          </table:table-cell>
          <table:table-cell table:number-columns-repeated="1014"/>
        </table:table-row>
        <table:table-row table:style-name="ro2">
          <table:table-cell office:value-type="float" office:value="2720" calcext:value-type="float">
            <text:p>272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Eriksson misslingt der letzte Stein im 7. End komplett</text:p>
          </table:table-cell>
          <table:table-cell office:value-type="string" calcext:value-type="string">
            <text:p>0c3a015d-3dd7-4d69-9488-3462d7c84a38</text:p>
          </table:table-cell>
          <table:table-cell office:value-type="string" calcext:value-type="string">
            <text:p>new</text:p>
          </table:table-cell>
          <table:table-cell office:value-type="float" office:value="0.072919" calcext:value-type="float">
            <text:p>0.07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mit Zarifa Ghafari</text:p>
          </table:table-cell>
          <table:table-cell office:value-type="string" calcext:value-type="string">
            <text:p>169e301e-d3bd-4e45-9b54-abcfe5d2049d</text:p>
          </table:table-cell>
          <table:table-cell table:number-columns-repeated="1014"/>
        </table:table-row>
        <table:table-row table:style-name="ro2">
          <table:table-cell office:value-type="float" office:value="2594" calcext:value-type="float">
            <text:p>2594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bendausgabe</text:p>
          </table:table-cell>
          <table:table-cell office:value-type="string" calcext:value-type="string">
            <text:p>7d7d9e17-6f86-448a-b6c4-c5fed3fcb1cd</text:p>
          </table:table-cell>
          <table:table-cell office:value-type="float" office:value="-15" calcext:value-type="float">
            <text:p>-15</text:p>
          </table:table-cell>
          <table:table-cell office:value-type="float" office:value="0.06911" calcext:value-type="float">
            <text:p>0.07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euz: «Die Piste hat sich verbessert»</text:p>
          </table:table-cell>
          <table:table-cell office:value-type="string" calcext:value-type="string">
            <text:p>676bf364-50c6-4e39-99b9-76c43fa75539</text:p>
          </table:table-cell>
          <table:table-cell table:number-columns-repeated="1014"/>
        </table:table-row>
        <table:table-row table:style-name="ro2">
          <table:table-cell office:value-type="float" office:value="2414" calcext:value-type="float">
            <text:p>241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Inga Lindström – Hochzeit in Hardingsholm</text:p>
          </table:table-cell>
          <table:table-cell office:value-type="string" calcext:value-type="string">
            <text:p>123563f0-ec53-4c53-91f0-35cd19eee7ba</text:p>
          </table:table-cell>
          <table:table-cell office:value-type="string" calcext:value-type="string">
            <text:p>new</text:p>
          </table:table-cell>
          <table:table-cell office:value-type="float" office:value="0.067309" calcext:value-type="float">
            <text:p>0.07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Dok &amp; Reportagen</text:p>
          </table:table-cell>
          <table:table-cell office:value-type="string" calcext:value-type="string">
            <text:p>Katar – Perlen im Sand</text:p>
          </table:table-cell>
          <table:table-cell office:value-type="string" calcext:value-type="string">
            <text:p>c00cafb8-8a9b-47cb-9053-c294bd2815cb</text:p>
          </table:table-cell>
          <table:table-cell table:number-columns-repeated="1014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Schweiz aktuell vom 25.11.2022</text:p>
          </table:table-cell>
          <table:table-cell office:value-type="string" calcext:value-type="string">
            <text:p>4b8f4722-5720-40c1-bd3b-717d8c67439b</text:p>
          </table:table-cell>
          <table:table-cell office:value-type="string" calcext:value-type="string">
            <text:p>new</text:p>
          </table:table-cell>
          <table:table-cell office:value-type="float" office:value="0.062233" calcext:value-type="float">
            <text:p>0.06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Serien</text:p>
          </table:table-cell>
          <table:table-cell office:value-type="string" calcext:value-type="string">
            <text:p>Hoffnungsschimmer (Staffel 15, Folge 28)</text:p>
          </table:table-cell>
          <table:table-cell office:value-type="string" calcext:value-type="string">
            <text:p>b5b02651-d778-4596-98bf-1e69897b9517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.00.0000</text:date>, <text:time style:data-style-name="N2" text:time-value="09:13:32.406226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7:58:05.157726985</meta:creation-date>
    <dc:date>2022-11-26T10:27:27.205945905</dc:date>
    <meta:editing-duration>PT1H19M21S</meta:editing-duration>
    <meta:editing-cycles>6</meta:editing-cycles>
    <meta:generator>LibreOffice/7.0.4.2$Linux_X86_64 LibreOffice_project/00$Build-2</meta:generator>
    <meta:document-statistic meta:table-count="2" meta:cell-count="500" meta:object-count="0"/>
  </office:meta>
</office:document-meta>
</file>